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ECE000008468989275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language="en" fo:country="US"/>
    </style:style>
    <style:style style:name="P2" style:family="paragraph" style:parent-style-name="Standard">
      <style:text-properties fo:color="#0084d1" style:font-name="Comic Sans MS" fo:font-size="13pt" fo:language="en" fo:country="US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text-properties fo:color="#800000" style:font-name="Tahoma"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color="#ff0000" style:font-name="Tahoma" fo:font-size="9pt" fo:language="en" fo:country="US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text-properties fo:color="#ff0000" style:font-name="Tahoma" fo:font-size="9pt" fo:language="el" fo:country="GR" fo:font-weight="normal" style:font-size-asian="9pt" style:font-weight-asian="normal" style:font-size-complex="9pt" style:font-weight-complex="normal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07cm" svg:y="0cm" svg:width="7.886cm" svg:height="2.118cm" draw:z-index="0"><draw:image xlink:href="Pictures/2000000700001ECE0000084689892754.svm" xlink:type="simple" xlink:show="embed" xlink:actuate="onLoad"/></draw:frame>* Powered by STAR Insurance 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02:56:52.96</meta:creation-date>
    <dc:date>2012-12-06T14:19:04.27</dc:date>
    <meta:editing-duration>PT24M2S</meta:editing-duration>
    <meta:editing-cycles>7</meta:editing-cycles>
    <meta:generator>OpenOffice.org/3.3$Win32 OpenOffice.org_project/330m20$Build-9567</meta:generator>
    <dc:creator>Spyros Nakos</dc:creator>
    <meta:document-statistic meta:table-count="0" meta:image-count="1" meta:object-count="0" meta:page-count="1" meta:paragraph-count="1" meta:word-count="6" meta:character-count="29"/>
  </office:meta>
</office:document-meta>
</file>